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, monospace"/>
    <style:font-face style:name="Arial Unicode MS1" svg:font-family="'Arial Unicode MS'" style:font-family-generic="swiss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fo:line-height="120%" fo:orphans="2" fo:widows="2" fo:padding="0in" fo:border="non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in" fo:margin-right="0in" fo:margin-top="0in" fo:margin-bottom="0in" fo:line-height="120%" fo:orphans="2" fo:widows="2" fo:text-indent="0in" style:auto-text-indent="false" fo:padding="0in" fo:border="none"/>
      <style:text-properties fo:font-variant="normal" fo:text-transform="none" fo:color="#000000" style:font-name="Lucida Console" fo:font-size="9.7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fo:line-height="120%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left="0in" fo:margin-right="0in" fo:margin-top="0in" fo:margin-bottom="0in" fo:line-height="120%" fo:orphans="2" fo:widows="2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fo:line-height="120%" fo:text-align="start" style:justify-single-word="false" fo:text-indent="0in" style:auto-text-indent="false" fo:padding="0in" fo:border="none"/>
      <style:text-properties style:font-name="Lucida Console" fo:font-size="7pt" style:font-size-asian="7pt" style:font-size-complex="7pt"/>
    </style:style>
    <style:style style:name="P6" style:family="paragraph" style:parent-style-name="Preformatted_20_Text">
      <style:paragraph-properties fo:margin-top="0in" fo:margin-bottom="0in" fo:line-height="120%" fo:orphans="2" fo:widows="2" fo:padding="0in" fo:border="none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top="0in" fo:margin-bottom="0in" fo:line-height="120%" fo:orphans="2" fo:widows="2" fo:padding="0in" fo:border="none"/>
      <style:text-properties fo:font-variant="normal" fo:text-transform="none" fo:color="#000000" style:font-name="Lucida Console" fo:font-size="9.75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fo:line-height="120%" fo:text-align="start" style:justify-single-word="false" fo:padding="0in" fo:border="none"/>
      <style:text-properties style:font-name="Lucida Console" fo:font-size="7pt" style:font-size-asian="7pt" style:font-size-complex="7pt"/>
    </style:style>
    <style:style style:name="P9" style:family="paragraph" style:parent-style-name="Preformatted_20_Text">
      <style:paragraph-properties fo:margin-top="0in" fo:margin-bottom="0in" fo:line-height="120%" fo:text-align="start" style:justify-single-word="false" fo:padding="0in" fo:border="none"/>
      <style:text-properties fo:font-size="7pt" style:font-size-asian="7pt" style:font-size-complex="7pt"/>
    </style:style>
    <style:style style:name="P10" style:family="paragraph" style:parent-style-name="Table_20_Contents">
      <style:paragraph-properties fo:line-height="120%" fo:text-align="start" style:justify-single-word="false"/>
      <style:text-properties fo:color="#0000ff" style:font-name="Lucida Console" fo:font-size="7pt" style:font-size-asian="7pt" style:font-size-complex="7pt"/>
    </style:style>
    <style:style style:name="P11" style:family="paragraph" style:parent-style-name="Table_20_Contents">
      <style:text-properties fo:font-size="7pt" style:font-size-asian="7pt" style:font-size-complex="7pt"/>
    </style:style>
    <style:style style:name="T1" style:family="text">
      <style:text-properties style:font-name="Lucida Console"/>
    </style:style>
    <style:style style:name="T2" style:family="text">
      <style:text-properties style:font-name="Lucida Console" fo:font-size="9.75pt" fo:font-style="normal" fo:font-weight="normal"/>
    </style:style>
    <style:style style:name="T3" style:family="text">
      <style:text-properties style:font-name="Lucida Console" fo:font-size="10pt"/>
    </style:style>
    <style:style style:name="T4" style:family="text">
      <style:text-properties style:font-name="Lucida Console" fo:font-size="10pt" style:font-name-asian="Lucida Console" style:font-size-asian="10pt" style:font-name-complex="Lucida Console" style:font-size-complex="10pt"/>
    </style:style>
    <style:style style:name="T5" style:family="text">
      <style:text-properties fo:font-variant="normal" fo:text-transform="none" fo:color="#000000" style:font-name="Lucida Console" fo:font-size="9.75pt" fo:letter-spacing="normal" fo:font-style="normal" fo:font-weight="normal"/>
    </style:style>
    <style:style style:name="T6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ch of these compares the Data set at to the initial set:</text:p>
      <text:p text:style-name="P2"/>
      <text:p text:style-name="P2">After Clustering and Replacement:</text:p>
      <text:p text:style-name="P2">old_obs <text:s text:c="2"/>new_obs <text:s text:c="2"/>changes additions <text:s/>removals </text:p>
      <text:p text:style-name="P1"><text:s text:c="4"/><text:span text:style-name="T2">12870 <text:s text:c="4"/>12870 <text:s text:c="5"/>6452 <text:s text:c="6"/>485 <text:s text:c="6"/>353 </text:span></text:p>
      <text:p text:style-name="Standard"><text:span text:style-name="T5"/></text:p>
      <text:p text:style-name="Standard"><text:span text:style-name="T5">23.37% missing</text:span></text:p>
      <text:p text:style-name="Standard"/>
      <text:p text:style-name="Standard"/>
      <text:p text:style-name="Standard">After removal of outliers and rows with more than 8 NA values:</text:p>
      <text:p text:style-name="P1"><text:s text:c="2"/><text:bookmark text:name="rstudio_console_output"/><text:span text:style-name="T2">old_obs <text:s text:c="2"/>new_obs <text:s text:c="2"/>changes additions <text:s/>removals </text:span></text:p>
      <text:p text:style-name="P1"><text:s text:c="4"/><text:span text:style-name="T2">12870 <text:s text:c="4"/>11760 <text:s text:c="5"/>5326 <text:s text:c="6"/>856 <text:s text:c="5"/>1633 </text:span></text:p>
      <text:p text:style-name="P1"><text:span text:style-name="T2"/></text:p>
      <text:p text:style-name="Standard">19.38% missing</text:p>
      <text:p text:style-name="Standard"/>
      <text:p text:style-name="Standard"/>
      <text:p text:style-name="Standard">After Imputation:</text:p>
      <text:p text:style-name="P3"><text:bookmark text:name="rstudio_console_output2"/><text:s/><text:bookmark text:name="rstudio_console_output3"/><text:span text:style-name="T2">old_obs <text:s text:c="2"/>new_obs <text:s text:c="2"/>changes additions <text:s/>removals </text:span></text:p>
      <text:p text:style-name="P1"><text:s text:c="4"/><text:span text:style-name="T2">12870 <text:s text:c="4"/>10750 <text:s text:c="5"/>5036 <text:s text:c="5"/>3905 <text:s text:c="5"/>1923</text:span></text:p>
      <text:p text:style-name="P3"><text:span text:style-name="T2"/></text:p>
      <text:p text:style-name="Text_20_body">0% missing<text:line-break/></text:p>
      <text:p text:style-name="Text_20_body">Time Taken to impute each pool of data:</text:p>
      <text:p text:style-name="P4"><text:bookmark text:name="rstudio_console_output1"/><text:span text:style-name="T5">Time difference of 19.46509 mins</text:span></text:p>
      <text:p text:style-name="P7">Time difference of 17.68562 mins</text:p>
      <text:p text:style-name="P7">Time difference of 15.00681 mins</text:p>
      <text:p text:style-name="P7">Time difference of 18.62885 mins</text:p>
      <text:p text:style-name="P7">Time difference of 16.57086 mins</text:p>
      <text:p text:style-name="P7">Time difference of 12.29602 mins</text:p>
      <text:p text:style-name="P7">Time difference of 16.45162 mins</text:p>
      <text:p text:style-name="P7">Time difference of 16.52086 mins</text:p>
      <text:p text:style-name="P7">Time difference of 21.55936 mins</text:p>
      <text:p text:style-name="P7">Time difference of 16.42377 mins</text:p>
      <text:p text:style-name="P7">Time difference of 17.36802 mins</text:p>
      <text:p text:style-name="P7">Time difference of 17.093 mins</text:p>
      <text:p text:style-name="P7"/>
      <text:p text:style-name="P7">Time taken for full set:</text:p>
      <text:p text:style-name="P2">Time difference of 3.417841 hours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, monospace"/>
    <style:font-face style:name="Arial Unicode MS1" svg:font-family="'Arial Unicode MS'" style:font-family-generic="swiss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NSimSun" style:font-size-asian="10pt" style:font-name-complex="Cumberland AM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41:02.49</meta:creation-date>
    <dc:date>2019-08-21T12:20:07.83</dc:date>
    <meta:editing-duration>PT13H49M28S</meta:editing-duration>
    <meta:editing-cycles>23</meta:editing-cycles>
    <meta:generator>OpenOffice.org/3.4.1$Win32 OpenOffice.org_project/341m1$Build-9593</meta:generator>
    <meta:document-statistic meta:table-count="0" meta:image-count="0" meta:object-count="0" meta:page-count="2" meta:paragraph-count="28" meta:word-count="144" meta:character-count="983"/>
  </office:meta>
</office:document-meta>
</file>